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ce5" office:value-type="string" calcext:value-type="string">
            <text:p>lang_pair</text:p>
          </table:table-cell>
          <table:table-cell table:style-name="ce5" office:value-type="string" calcext:value-type="string">
            <text:p>experiment</text:p>
          </table:table-cell>
          <table:table-cell table:style-name="ce5" office:value-type="string" calcext:value-type="string">
            <text:p>segm</text:p>
          </table:table-cell>
          <table:table-cell table:style-name="ce5" office:value-type="string" calcext:value-type="string">
            <text:p>fp16</text:p>
          </table:table-cell>
          <table:table-cell table:style-name="ce5" office:value-type="string" calcext:value-type="string">
            <text:p>seed</text:p>
          </table:table-cell>
          <table:table-cell table:style-name="ce5" office:value-type="string" calcext:value-type="string">
            <text:p>train_size</text:p>
          </table:table-cell>
          <table:table-cell table:style-name="ce5" office:value-type="string" calcext:value-type="string">
            <text:p>valid_size</text:p>
          </table:table-cell>
          <table:table-cell table:style-name="ce5" office:value-type="string" calcext:value-type="string">
            <text:p>test_size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563808" calcext:value-type="float">
            <text:p>563808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33</text:p>
          </table:table-cell>
          <table:table-cell office:value-type="string" calcext:value-type="string">
            <text:p>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395374" calcext:value-type="float">
            <text:p>395374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803" calcext:value-type="float">
            <text:p>563803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803" calcext:value-type="float">
            <text:p>563803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96406" calcext:value-type="float">
            <text:p>396406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96406" calcext:value-type="float">
            <text:p>396406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96406" calcext:value-type="float">
            <text:p>396406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96406" calcext:value-type="float">
            <text:p>396406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396406" calcext:value-type="float">
            <text:p>396406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396406" calcext:value-type="float">
            <text:p>396406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396406" calcext:value-type="float">
            <text:p>396406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396406" calcext:value-type="float">
            <text:p>396406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s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396406" calcext:value-type="float">
            <text:p>396406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31</text:p>
          </table:table-cell>
          <table:table-cell office:value-type="string" calcext:value-type="string">
            <text:p>lmv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563948" calcext:value-type="float">
            <text:p>563948</text:p>
          </table:table-cell>
          <table:table-cell office:value-type="float" office:value="2560" calcext:value-type="float">
            <text:p>256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555</text:p>
          </table:table-cell>
          <table:table-cell office:value-type="string" calcext:value-type="string">
            <text:p>lmvr-tu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646782" calcext:value-type="float">
            <text:p>646782</text:p>
          </table:table-cell>
          <table:table-cell office:value-type="float" office:value="2899" calcext:value-type="float">
            <text:p>2899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444</text:p>
          </table:table-cell>
          <table:table-cell office:value-type="string" calcext:value-type="string">
            <text:p>mors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NE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EN-NE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563947" calcext:value-type="float">
            <text:p>563947</text:p>
          </table:table-cell>
          <table:table-cell office:value-type="float" office:value="2559" calcext:value-type="float">
            <text:p>2559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SI-EN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EN-SI</text:p>
          </table:table-cell>
          <table:table-cell office:value-type="string" calcext:value-type="string">
            <text:p>exp29</text:p>
          </table:table-cell>
          <table:table-cell office:value-type="string" calcext:value-type="string">
            <text:p>subword-nm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646781" calcext:value-type="float">
            <text:p>646781</text:p>
          </table:table-cell>
          <table:table-cell office:value-type="float" office:value="2898" calcext:value-type="float">
            <text:p>289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KK-EN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-KK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GU-EN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N-GU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998" calcext:value-type="float">
            <text:p>998</text:p>
          </table:table-cell>
        </table:table-row>
      </table:table>
      <table:table table:name="Comments" table:style-name="ta1">
        <table:table-column table:style-name="co1" table:default-cell-style-name="Default"/>
        <table:table-row table:style-name="ro1"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entencepiece seems to be ignoring lines in the case of SentencePiece</text:p>
          </table:table-cell>
        </table:table-row>
        <table:table-row table:style-name="ro1">
          <table:table-cell office:value-type="string" calcext:value-type="string">
            <text:p>The true number of sentences for EN ↔ SI training data is 646781</text:p>
          </table:table-cell>
        </table:table-row>
        <table:table-row table:style-name="ro1">
          <table:table-cell office:value-type="string" calcext:value-type="string">
            <text:p>The true number of sentences for EN ↔ NE training data is 563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0:14:39.454380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1:48:40.892870385</meta:creation-date>
    <dc:date>2020-11-20T14:59:49.006750366</dc:date>
    <meta:editing-duration>PT2H20M42S</meta:editing-duration>
    <meta:editing-cycles>22</meta:editing-cycles>
    <meta:generator>LibreOffice/6.4.7.2$Linux_X86_64 LibreOffice_project/40$Build-2</meta:generator>
    <meta:document-statistic meta:table-count="2" meta:cell-count="980" meta:object-count="0"/>
  </office:meta>
</office:document-meta>
</file>